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1"/>
    </style:style>
    <style:style style:name="P2" style:family="paragraph" style:parent-style-name="Text_20_body">
      <style:text-properties style:font-name="Arial1" officeooo:paragraph-rsid="000377db"/>
    </style:style>
    <style:style style:name="P3" style:family="paragraph" style:parent-style-name="Text_20_body">
      <style:text-properties style:font-name="Arial1" officeooo:rsid="003fd92e" officeooo:paragraph-rsid="000377db"/>
    </style:style>
    <style:style style:name="P4" style:family="paragraph" style:parent-style-name="Text_20_body">
      <style:text-properties style:font-name="Arial1" officeooo:paragraph-rsid="000621ad"/>
    </style:style>
    <style:style style:name="P5" style:family="paragraph" style:parent-style-name="Text_20_body">
      <style:text-properties style:font-name="Arial1" officeooo:paragraph-rsid="0003a46c"/>
    </style:style>
    <style:style style:name="P6" style:family="paragraph" style:parent-style-name="Text_20_body">
      <style:text-properties style:font-name="Arial1" officeooo:rsid="0007ea89" officeooo:paragraph-rsid="0007ea89"/>
    </style:style>
    <style:style style:name="P7" style:family="paragraph" style:parent-style-name="Text_20_body">
      <style:text-properties style:font-name="Arial1" officeooo:rsid="0009dbd5" officeooo:paragraph-rsid="0009dbd5"/>
    </style:style>
    <style:style style:name="P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10"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1"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officeooo:rsid="000377db" officeooo:paragraph-rsid="000377db" style:text-blinking="false" fo:background-color="transparent" style:font-weight-asian="bold" style:font-weight-complex="bold"/>
    </style:style>
    <style:style style:name="P12"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officeooo:rsid="0003a46c" officeooo:paragraph-rsid="0003a46c" style:text-blinking="false" fo:background-color="transparent" style:font-weight-asian="bold" style:font-weight-complex="bold"/>
    </style:style>
    <style:style style:name="P13" style:family="paragraph" style:parent-style-name="Text_20_body">
      <style:paragraph-properties fo:margin-top="0.1665in" fo:margin-bottom="0in" loext:contextual-spacing="false" fo:line-height="165%"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4"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5" style:family="paragraph" style:parent-style-name="Text_20_body">
      <style:paragraph-properties fo:margin-top="0.1665in" fo:margin-bottom="0in" loext:contextual-spacing="false" fo:line-height="165%"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Arial1" style:text-underline-style="none" style:text-blinking="false" fo:background-color="transparent"/>
    </style:style>
    <style:style style:name="P17" style:family="paragraph" style:parent-style-name="Text_20_body">
      <style:paragraph-properties fo:margin-top="0.1665in" fo:margin-bottom="0in" loext:contextual-spacing="false" fo:line-height="165%" style:writing-mode="lr-tb"/>
      <style:text-properties fo:font-variant="normal" fo:text-transform="none" fo:color="#000000" style:text-line-through-style="none" style:text-line-through-type="none" style:font-name="Arial1" style:text-underline-style="none" style:text-blinking="false" fo:background-color="transparent"/>
    </style:style>
    <style:style style:name="P18" style:family="paragraph" style:parent-style-name="Text_20_body">
      <style:paragraph-properties fo:margin-top="0.1665in" fo:margin-bottom="0in" loext:contextual-spacing="false" fo:line-height="165%"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19" style:family="paragraph" style:parent-style-name="Text_20_body">
      <style:paragraph-properties fo:margin-top="0.1665in" fo:margin-bottom="0in" loext:contextual-spacing="false" fo:line-height="144%"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20" style:family="paragraph" style:parent-style-name="Text_20_body">
      <style:paragraph-properties fo:margin-top="0.1665in" fo:margin-bottom="0in" loext:contextual-spacing="false" fo:line-height="165%"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21" style:family="paragraph" style:parent-style-name="Text_20_body">
      <style:paragraph-properties fo:margin-top="0.1665in" fo:margin-bottom="0in" loext:contextual-spacing="false" fo:line-height="165%" style:writing-mode="lr-tb"/>
      <style:text-properties style:font-name="Arial1"/>
    </style:style>
    <style:style style:name="P22" style:family="paragraph" style:parent-style-name="Text_20_body">
      <style:paragraph-properties fo:margin-top="0.1665in" fo:margin-bottom="0in" loext:contextual-spacing="false" fo:line-height="144%" style:writing-mode="lr-tb"/>
      <style:text-properties style:font-name="Arial1"/>
    </style:style>
    <style:style style:name="P23" style:family="paragraph" style:parent-style-name="Text_20_body">
      <style:paragraph-properties fo:margin-top="0.1665in" fo:margin-bottom="0in" loext:contextual-spacing="false" fo:line-height="120%" style:writing-mode="lr-tb"/>
      <style:text-properties style:font-name="Arial1"/>
    </style:style>
    <style:style style:name="P24" style:family="paragraph" style:parent-style-name="Text_20_body">
      <style:paragraph-properties fo:margin-top="0.1665in" fo:margin-bottom="0.1665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5" style:family="paragraph" style:parent-style-name="Text_20_body">
      <style:paragraph-properties fo:margin-top="0.1665in" fo:margin-bottom="0.1665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officeooo:rsid="0003a46c" officeooo:paragraph-rsid="0003a46c" style:text-blinking="false" fo:background-color="transparent"/>
    </style:style>
    <style:style style:name="P26" style:family="paragraph" style:parent-style-name="Text_20_body">
      <style:paragraph-properties fo:margin-top="0.1665in" fo:margin-bottom="0.1665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27" style:family="paragraph" style:parent-style-name="Text_20_body">
      <style:paragraph-properties fo:margin-top="0.1665in" fo:margin-bottom="0.1665in" loext:contextual-spacing="false" fo:line-height="120%" style:writing-mode="lr-tb"/>
      <style:text-properties fo:font-variant="normal" fo:text-transform="none" fo:color="#000000" style:text-line-through-style="none" style:text-line-through-type="none" style:font-name="Arial1" fo:font-size="11pt" fo:language="ru" fo:country="RU" fo:font-style="normal" style:text-underline-style="none" fo:font-weight="normal" officeooo:rsid="000621ad" officeooo:paragraph-rsid="000621ad" style:text-blinking="false" fo:background-color="transparent"/>
    </style:style>
    <style:style style:name="P28" style:family="paragraph" style:parent-style-name="Text_20_body">
      <style:paragraph-properties fo:margin-top="0.1665in" fo:margin-bottom="0.1665in" loext:contextual-spacing="false" fo:line-height="120%" style:writing-mode="lr-tb"/>
      <style:text-properties fo:font-variant="normal" fo:text-transform="none" fo:color="#000000" style:text-line-through-style="none" style:text-line-through-type="none" style:font-name="Arial1" fo:font-size="11pt" fo:language="en" fo:country="US" fo:font-style="normal" style:text-underline-style="none" fo:font-weight="normal" officeooo:rsid="000621ad" officeooo:paragraph-rsid="000621ad" style:text-blinking="false" fo:background-color="transparent"/>
    </style:style>
    <style:style style:name="P29" style:family="paragraph" style:parent-style-name="Text_20_body">
      <style:paragraph-properties fo:margin-top="0.1665in" fo:margin-bottom="0.1665in"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30" style:family="paragraph" style:parent-style-name="Text_20_body">
      <style:paragraph-properties fo:margin-top="0.1665in" fo:margin-bottom="0.1665in"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1" style:family="paragraph" style:parent-style-name="Text_20_body">
      <style:paragraph-properties fo:margin-top="0.1665in" fo:margin-bottom="0.1665in" loext:contextual-spacing="false" fo:line-height="120%" style:writing-mode="lr-tb"/>
      <style:text-properties style:font-name="Arial1"/>
    </style:style>
    <style:style style:name="P32" style:family="paragraph" style:parent-style-name="Text_20_body">
      <style:paragraph-properties fo:margin-left="0.5in" fo:margin-right="0in" fo:margin-top="0.1665in" fo:margin-bottom="0in" loext:contextual-spacing="false" fo:line-height="165%" fo:text-indent="0in" style:auto-text-indent="false" style:writing-mode="lr-tb"/>
      <style:text-properties fo:font-variant="normal" fo:text-transform="none" fo:color="#000000" style:text-line-through-style="none" style:text-line-through-type="none" style:font-name="Arial1" style:text-underline-style="none" style:text-blinking="false" fo:background-color="transparent"/>
    </style:style>
    <style:style style:name="T1" style:family="text">
      <style:text-properties fo:font-size="11pt" fo:font-style="normal" fo:font-weight="normal"/>
    </style:style>
    <style:style style:name="T2" style:family="text">
      <style:text-properties fo:font-size="11pt" fo:font-style="normal" fo:font-weight="normal" officeooo:rsid="0003a46c"/>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normal" officeooo:rsid="000621ad" style:text-blinking="false" fo:background-color="transparent" loext:char-shading-value="0"/>
    </style:style>
    <style:style style:name="T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2pt" fo:language="ru" fo:country="RU" fo:font-style="normal" style:text-underline-style="none" fo:font-weight="normal" officeooo:rsid="000621ad"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1pt" fo:font-style="italic" style:text-underline-style="none" fo:font-weight="normal" style:text-blinking="false" fo:background-color="transparent" loext:char-shading-value="0"/>
    </style:style>
    <style:style style:name="T10" style:family="text">
      <style:text-properties style:text-underline-style="none" officeooo:rsid="000621ad"/>
    </style:style>
    <style:style style:name="T11" style:family="text">
      <style:text-properties officeooo:rsid="0003a46c"/>
    </style:style>
    <style:style style:name="T12" style:family="text">
      <style:text-properties fo:language="en" fo:country="CA"/>
    </style:style>
    <style:style style:name="T13" style:family="text">
      <style:text-properties fo:language="ru" fo:country="RU"/>
    </style:style>
    <style:style style:name="T14" style:family="text">
      <style:text-properties fo:language="ru" fo:country="RU" officeooo:rsid="0003a46c"/>
    </style:style>
    <style:style style:name="T15" style:family="text">
      <style:text-properties fo:language="ru" fo:country="RU" officeooo:rsid="0005861b"/>
    </style:style>
    <style:style style:name="T16" style:family="text">
      <style:text-properties fo:language="ru" fo:country="RU" officeooo:rsid="000621ad"/>
    </style:style>
    <style:style style:name="T17" style:family="text">
      <style:text-properties fo:language="en" fo:country="US"/>
    </style:style>
    <style:style style:name="T18" style:family="text">
      <style:text-properties fo:language="en" fo:country="US" officeooo:rsid="0003a46c"/>
    </style:style>
    <style:style style:name="T19" style:family="text">
      <style:text-properties fo:language="en" fo:country="US" officeooo:rsid="0005861b"/>
    </style:style>
    <style:style style:name="T20" style:family="text">
      <style:text-properties fo:language="en" fo:country="US" officeooo:rsid="000621ad"/>
    </style:style>
    <style:style style:name="T21" style:family="text">
      <style:text-properties officeooo:rsid="000621ad"/>
    </style:style>
    <style:style style:name="T22" style:family="text">
      <style:text-properties style:text-underline-style="solid" style:text-underline-width="auto" style:text-underline-color="font-color" officeooo:rsid="000621ad"/>
    </style:style>
    <style:style style:name="T23" style:family="text">
      <style:text-properties officeooo:rsid="0009db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6081afa2-7fff-8920-f68b-64b7856d92f4"/>Ten Little Snowmen</text:p>
      <text:p text:style-name="P1"/>
      <text:p text:style-name="P9">After the house fight at the LaRussos, everybody needs to be comforted, and learn how to be friends with each other ASAP! Luckily, Moon has a plan.</text:p>
      <text:p text:style-name="P1"/>
      <text:p text:style-name="P10">Moon Smokes Low-Calorie Pot and Has an Idea</text:p>
      <text:p text:style-name="P1"/>
      <text:p text:style-name="P14">It was Moon’s best idea ever. The best, and most probably inspired by some of her mom’s prime weed. After Sam told her of that terrible Christmas assault, she knew she had to act.</text:p>
      <text:p text:style-name="P1"/>
      <text:p text:style-name="P16">“<text:span text:style-name="T1">I appreciate what you said at LaRussos’ the other night,” - she told Demetri when she called him the next day. - “That we all kitties need to keep together, stay strong and love each other. Just how I’ve been telling you all along!”</text:span></text:p>
      <text:p text:style-name="P1"/>
      <text:p text:style-name="P16">“<text:span text:style-name="T1">Speaking of kitties, Hawk is here. Come, Eli, stop hiding.” And Moon was treated to a disheveled red mop of hair belonging to a rather uncomfortably-looking Hawk.</text:span></text:p>
      <text:p text:style-name="P1"/>
      <text:p text:style-name="P16">“<text:span text:style-name="T1">That’s so great, boys, you are on the right track already. And Hawk, I heard what you did, too. You’re my favourite bird, I’m so going to kiss you when we meet!”</text:span></text:p>
      <text:p text:style-name="P1"/>
      <text:p text:style-name="P14">Hawk somehow looked even more embarrassed.</text:p>
      <text:p text:style-name="P1"/>
      <text:p text:style-name="P16">“<text:span text:style-name="T1">Now we all need to heal, relax and rebuild. So, I asked my parents if I can invite all of my friends to our chalet in Aspen for the Christmas break, and they said yes! All I need is to have the caretakers restock everything we’ll need, and invite all the others!”</text:span></text:p>
      <text:p text:style-name="P1"/>
      <text:p text:style-name="P14">It was brilliant. They would ski, and smoke weed, and have the coziest time together. And also – and that was the most brilliant part of her idea – but no, they’ll have to wait and see for themselves. And after her brilliant plan’s realization, they will all love and cherish each other more than ever. Moon put her hand together in a silent thanks to the Universe and smiled mysteriously.</text:p>
      <text:p text:style-name="P1"/>
      <text:p text:style-name="P11"><text:soft-page-break/>Say Friend And Enter</text:p>
      <text:p text:style-name="P1"/>
      <text:p text:style-name="P14">Everything was coming together just perfectly. Her parents praised Moon for her idea to make everyone friends again (“Moon Galadriel Horowitz, we are so proud of you”), and she already arranged with caretakers to get the chalet restocked with provision and drinks.</text:p>
      <text:p text:style-name="P1"/>
      <text:p text:style-name="P14">Everyone she invited was coming. Most of her friends already knew how to ski, and Sam’s dad was happy to lend Miguel his skiing apparel (after all, that was a nice change from a bunch of teenagers wearing his swimming trunks without asking).</text:p>
      <text:p text:style-name="P6"/>
      <text:p text:style-name="P6">They would drink mulled win<text:span text:style-name="T23">e</text:span> at the fireplace. They would sing their favourite songs together, and Moon would accompany on the old piano in the living-room. They would bake cookies and cook nutritious holiday meals for each other. </text:p>
      <text:p text:style-name="P7">(<text:span text:style-name="T13">в домике еще могут быть всякие лотр фанатские штуки. Палантиры там, лотлориэнские плащи</text:span>)</text:p>
      <text:p text:style-name="P2"/>
      <text:p text:style-name="P3">Everyone loved the place itself, too! It was a lovely chalet, if Moon could say so herself, with an lovely intricate carving on the doors, and the elvish (quenya? Sindarin?) runes at the entrance saying “Say Friend And Enter”. Nobody wanted to say it, initially. Finally, Demetri said it, because he’s a sweetheart, and then – Anthny Larusso, because Moon had a leverage with him.</text:p>
      <text:p text:style-name="P14">Demetri and Hawk, as it turned out, used to go skiing together as kids, with their families, so that was shaping up pretty well to mend their friendship, too. Moon congratulated herself and the Universe on making it all work, again.</text:p>
      <text:p text:style-name="P1"/>
      <text:p text:style-name="P14">Even Anthony somehow got an invite and tagged along.</text:p>
      <text:p text:style-name="P1"/>
      <text:p text:style-name="P14">Most importantly, Yas was coming.</text:p>
      <text:p text:style-name="P1"/>
      <text:p text:style-name="P14">Yasmine was, actually, the first thing that sprang to Moon’s mind once she heard of the terrible fight. Life was short, bad things in it were aplenty, and it was too easy to lose your dear friend or sweetheart.</text:p>
      <text:p text:style-name="P14">When Moon was younger, she would have done what any other reasonable girl in her position would have done - sent herself flowers and chocolates, and made some other elaborate plans to make her <text:soft-page-break/>crush jealous and provoke to make a move. Not now, though. Moon recently discovered how good it felt to be direct, to make a move first. It felt good, and, she had to admit, brought much better results.</text:p>
      <text:p text:style-name="P1"/>
      <text:p text:style-name="P14">Moon had something to say to Yasmine, and she drove to her place immediately. (In her experience, the best way to get a girl, or a boy, was to be direct. , and not to hold off love.)</text:p>
      <text:p text:style-name="P1"/>
      <text:p text:style-name="P14">So, she went, and she told Yasmine how she felt, and they kissed, and Yas said she was beautiful, and her best friend, and then they kissed some more.</text:p>
      <text:p text:style-name="P1"/>
      <text:p text:style-name="P14">So, that one most important thing was settled, and Moon was looking forward to some time together with her girlfriend in the mountains. She left Yasmine to pack her fanciest European skiing fashions, and proceeded to plan her operation “Secret Santa Plan”. (or, “Ten Little Snowmen”. Or, “Kitties rise at dawn”. Or… But never mind.)</text:p>
      <text:p text:style-name="P1"/>
      <text:p text:style-name="P10">You Owe Me</text:p>
      <text:p text:style-name="P1"/>
      <text:p text:style-name="P14">Demetri had a suspicion he’d been in shock ever since Hawk somehow decided to switch sides during the house fight. He vaguely remembered how in the aftermath of the fight he just clung to his former best friend, not quite believing what happened. If anything, it looked too much like a dream that was about to dissipate, Demetri had had his share of these, so he knew how it felt when he woke up.</text:p>
      <text:p text:style-name="P1"/>
      <text:p text:style-name="P14">He remembered saying something along the lines of “You owe me”, and with that holding fast to the Hawk’s sleeve through all the time they were cleaning up, and after that, when he tagged along to Hawk’s monstrosity of a motorbike, held on to Hawk’s waist for dear life, as Hawk drove them both to an impromptu sleepover. Demetri felt like he could not afford letting Eli out of his sight, he just could not. Eli was somehow getting it, since he did not object, and seemed a bit shelled-choked himself. He was a man of few words once again, and only glanced at Demetri with the huge round eyes, in what seemed like a mild disbelief, too. They spent the night curled together on Eli’s bed, Demetri still holding fast to his friend’s sleeve.)</text:p>
      <text:p text:style-name="P1"/>
      <text:p text:style-name="P18">Also, Hawk, as a man of few words, starts clinging to Demetri in return. On the second day of their reunion he removed D’s hand from his sleeve, and then took it into his, and that’s how they stayed for the next half an hour. Since that time, they both seemed to always be watching so they regained any type of physical contact.</text:p>
      <text:p text:style-name="P1"><text:soft-page-break/></text:p>
      <text:p text:style-name="P18">That reminded Demetri of the old days, like the day they first came to the Cobra Kai practice, and Eli stayed by his side through all that mildly  terrifying experience. This time, though, Hawk was no longer afraid of the outer world, so that was not the reason. But what was it? It did not make much sense to D, but as long as H chose to keep close, he would take it.</text:p>
      <text:p text:style-name="P24">Деметри - громом поражен в момент когда Хок перешел на его сторону. It’s an emotional time, он слегка speechless, только держится за чувака и таращится. Э его может как-то reassure that he’s not going anywhere, и они решают что поговорят о тяжелом потом, а в горах просто отдохнут и порадуются друг другу.</text:p>
      <text:p text:style-name="P1"/>
      <text:p text:style-name="P14">***</text:p>
      <text:p text:style-name="P1"/>
      <text:p text:style-name="P26">A Bird in the Snowy Cloud</text:p>
      <text:p text:style-name="P24">Hawk looked like an absolute star on the slope, what with his perfect mohawk, skiing goggles and fluffy hot pink ear muffs. Mitch wore a ski hat with a huge green mohawk on top of it, so they looked pretty well together.</text:p>
      <text:p text:style-name="P25">Demetri brought his old and trusted Firefly knitted hat, that he was always wearing when going to ski as a tween. (This man fears nothing)</text:p>
      <text:p text:style-name="P24">Demetri remembered, when they came to ski with Eli as kids, how his friend transformed the minute he got off the (podjomnik) on the top of the slope. He was the fearless little fury when on his skis since the very beginning, even when he was falling every 5 minutes. Demetri used to be a more cautious skier, and he was going far slower than Eli, before he became equally good – in a bit longer time, but with far fewer falls, as he liked to remind Eli. Demetri remembered fondly how little Eli used to swoosh downhill and almost disappear from the view, until he decided to wait for Demetri (he always did), and abruptly stopped somewhere far down below, raising clouds of snow dust.</text:p>
      <text:p text:style-name="P24">They were not going for years now, but it looked as if some things never changed. Hawk was plowing through the snow like a rocket, and took great pleasure in braking suddenly beside Demetri, covering them both in a huge snow cloud. When the snow settled, Demetri could see a very happy Hawk, flashing him the sunniest smile Demetri saw from him in ages – most probably since the last time they went skiing together all those years ago. There was that one time at the All-Valley Fair, when Hawk <text:soft-page-break/>snapped in two the board Demetri was holding - but now the smile was directed at him, and not at the admiring audience. Not that Demetri did not admire his friend.</text:p>
      <text:p text:style-name="P29">Demetri Prepares To Make His Kitty Move</text:p>
      <text:p text:style-name="P30">Sometime before the dinner downstairs, Moon was up the stairs and stumbled upon rather panicky looking Demetri.</text:p>
      <text:p text:style-name="P21"><text:span text:style-name="T3">“</text:span><text:span text:style-name="T4">Demetri, do you need help?”</text:span></text:p>
      <text:p text:style-name="P21"><text:span text:style-name="T3">“</text:span><text:span text:style-name="T4">I… In fact, yes, please.” Demetri (shy and uncomfrotable, visualise and describe) “I’d appreciate someone’s opinion on my fashion ensemble for tonight, could you take a look?”</text:span></text:p>
      <text:p text:style-name="P21"><text:span text:style-name="T3">“</text:span><text:span text:style-name="T4">Demetri, you player!” Moon grinned. “Want to look good tonight for somebody, huh?”</text:span></text:p>
      <text:p text:style-name="P1"/>
      <text:p text:style-name="P18">They were in Demetri’s and Hawk’s ‘Binary’ room, and Demetri had all his pants and T-shirts strewn on <text:span text:style-name="T21">the</text:span> bed. </text:p>
      <text:p text:style-name="P1">“<text:span text:style-name="T21">Wow, guys, you moved your two beds together! Is there anything you want to share, Demetri?</text:span>” <text:span text:style-name="T21">Moon was so excited – her plan was working </text:span><text:span text:style-name="T22">already</text:span><text:span text:style-name="T10">!</text:span></text:p>
      <text:p text:style-name="P1">“<text:span text:style-name="T21">No, that’s not what you think,</text:span>” <text:span text:style-name="T21">countered Demetri a bit sadly. We just did it so we could be closer at night, in case any of us needs to… hold hands, or have a hug.”</text:span></text:p>
      <text:p text:style-name="P1">“<text:span text:style-name="T21">Ah, Demetri,</text:span>” <text:span text:style-name="T21">Moon looked at Demetri’s *** face and smiled. “So is it what this is about? You want to get to the point where it would be what I think?”</text:span></text:p>
      <text:p text:style-name="P1">“<text:span text:style-name="T21">Well, yeah,</text:span>” <text:span text:style-name="T21">(and say something else.)</text:span></text:p>
      <text:p text:style-name="P21"><text:span text:style-name="T3">“</text:span><text:span text:style-name="T4">OK, let’s make you all cute and fashionable. Not that you’re not cute already.” </text:span><text:span text:style-name="T5">Demetri looked so adorable, ready to pretty up for his boy, standing at their shared bed with what looked whole contents of his bag </text:span><text:span text:style-name="T7">сваленных в кучу.</text:span></text:p>
      <text:p text:style-name="P1"/>
      <text:p text:style-name="P18">Demetri looked appropriately bashful, but still mostly panicky.</text:p>
      <text:p text:style-name="P1"/>
      <text:p text:style-name="P21"><text:span text:style-name="T3">“</text:span><text:span text:style-name="T4">No, seriously, Demetri, don’t worry, we got this.”</text:span></text:p>
      <text:p text:style-name="P1"><text:soft-page-break/></text:p>
      <text:p text:style-name="P21"><text:span text:style-name="T3">“</text:span><text:span text:style-name="T4">You look good in skinny jeans, so wear these,” Moon pointed at the right pair. </text:span></text:p>
      <text:p text:style-name="P1"/>
      <text:p text:style-name="P21"><text:span text:style-name="T3">“</text:span><text:span text:style-name="T4">And for the T-shirt, I was thinking maybe this?” Demetri showed her the blue t-shirt with a picture of a very fluffed-up cat on it and an inscription “MEOW OR NEVER”.</text:span></text:p>
      <text:p text:style-name="P1"/>
      <text:p text:style-name="P21"><text:span text:style-name="T3">“</text:span><text:span text:style-name="T4">Oh, I see what you’re doing here, in that case, a very good choice,” approved Moon. “It’s time to make a kitty move, isn’t it?”</text:span></text:p>
      <text:p text:style-name="P1"/>
      <text:p text:style-name="P21"><text:span text:style-name="T3">“</text:span><text:span text:style-name="T4">You do realize you’re mocking the wrong person about the whole kitty thing, don’t you?” sighed Demetri.</text:span></text:p>
      <text:p text:style-name="P1"/>
      <text:p text:style-name="P21"><text:span text:style-name="T3">“</text:span><text:span text:style-name="T4">I don’t know what you’re talking about,” Moon smiled brightly. “A kitty waits for the right moment and pounces, and that’s what you are going to do. And you’re going to pounce at your little bird looking sharp”.</text:span></text:p>
      <text:p text:style-name="P1"/>
      <text:p text:style-name="P18">Demetri looked at Moon with frightened eyes.</text:p>
      <text:p text:style-name="P1"/>
      <text:p text:style-name="P21"><text:span text:style-name="T3">“</text:span><text:span text:style-name="T4">Who said anything about the bird?”</text:span></text:p>
      <text:p text:style-name="P1"/>
      <text:p text:style-name="P21"><text:span text:style-name="T3">“</text:span><text:span text:style-name="T4">A little bird told me,” Moon rolled her eyes. “Come on, Demetri, it’s not like you are not obvious. ”</text:span></text:p>
      <text:p text:style-name="P1"/>
      <text:p text:style-name="P32">“<text:span text:style-name="T1">YOu can do it, Demetri, courage, mon ami.” Yas gave Demetri a smile that more than anything read  as ‘just leave already’.</text:span></text:p>
      <text:p text:style-name="P32"><text:soft-page-break/>“<text:span text:style-name="T1">Come on, Demetri,” reassured him Moon. “Look, you wait for the right moment and you strike, like an alpha cat. It will be a truly kitty move!”</text:span></text:p>
      <text:p text:style-name="P32">“<text:span text:style-name="T1">Still teasing the wrong person!” Demetri said exasperatedly and exited the room (and went downstairs). </text:span></text:p>
      <text:p text:style-name="P18">...</text:p>
      <text:p text:style-name="P1"/>
      <text:p text:style-name="P21"><text:span text:style-name="T3">“</text:span><text:span text:style-name="T4">But, seriously. What can I do so he chooses me?”</text:span></text:p>
      <text:p text:style-name="P1"/>
      <text:p text:style-name="P18">Moon looked at Demetri with very kind and a little sympathetic eyes.</text:p>
      <text:p text:style-name="P1"/>
      <text:p text:style-name="P21"><text:span text:style-name="T3">“</text:span><text:span text:style-name="T4">Demetri. From what I hear and see, he </text:span><text:span text:style-name="T6">already</text:span><text:span text:style-name="T3"> </text:span><text:span text:style-name="T4">chose you. So. ”</text:span></text:p>
      <text:p text:style-name="P1"/>
      <text:p text:style-name="P21"><text:span text:style-name="T3">“</text:span><text:span text:style-name="T4">Sure, just the other night he refrained from breaking my arm again, that’s very romantic.” Suddenly, Demetri looked very dejected. “If you like a person, you usually don’t do that to them even once, though, do you?”</text:span></text:p>
      <text:p text:style-name="P1"/>
      <text:p text:style-name="P18">(Some wise insight from Moon here!)</text:p>
      <text:p text:style-name="P1"/>
      <text:p text:style-name="P20">Clothes Repel Off Him</text:p>
      <text:p text:style-name="P1"/>
      <text:p text:style-name="P15">Rather soon, only about an hour later, Moon and Yasmine came downstairs, only to find Demetri sulking in the living-room, alone and playing Gravity Falls theme on the piano with one finger.</text:p>
      <text:p text:style-name="P17">“<text:span text:style-name="T1">So, how did it go?” asked Yasmine.</text:span></text:p>
      <text:p text:style-name="P17"><text:soft-page-break/>“<text:span text:style-name="T1">Can’t you see? He obviously did not talk to him,” said Moon. “What happened, Demetri? You looked so brave when you left!”</text:span></text:p>
      <text:p text:style-name="P17">“<text:span text:style-name="T1">I came in too late,” said Demetri. “Eli already got drunk, then took off his shirt and went diving in the snow with Mitch and Bert. Why does he always take off his shirt?” </text:span></text:p>
      <text:p text:style-name="P17">“<text:span text:style-name="T1">It’s Hawk, clothes repel off him,” said Moon fondly. “But you, of all people, should not complain, right?”</text:span></text:p>
      <text:p text:style-name="P17">“<text:span text:style-name="T1">Why?” Demetri sounded confused.</text:span></text:p>
      <text:p text:style-name="P17">“<text:span text:style-name="T1">Well, you do find him hot, right?”</text:span></text:p>
      <text:p text:style-name="P17">“<text:span text:style-name="T1">Yes, you know I do. Eli’s very hot.” said Demetri sadly.</text:span></text:p>
      <text:p text:style-name="P17">“<text:span text:style-name="T1">And when he’s showing more skin, and all those muscles, does he not look even hotter then?”</text:span></text:p>
      <text:p text:style-name="P17">“<text:span text:style-name="T1">Well, no? I’m not sure I understand.” Demetri noticed the effect that shirtless Hawk had on the others, but could not make any sense of it. “I mean, he’s the same person, and he always looks exactly the same amount of hot to me. Which is a lot.”</text:span></text:p>
      <text:p text:style-name="P1"/>
      <text:p text:style-name="P30">(Hawk comes back, flushed, dripping with snow sludge, and happy.</text:p>
      <text:p text:style-name="P31"><text:span text:style-name="T3">“</text:span><text:span text:style-name="T4">Let’s play Twister, people! Demetri, are you in?”</text:span></text:p>
      <text:p text:style-name="P30">Demetri hesitated, but Moon was already on her feet.</text:p>
      <text:p text:style-name="P31"><text:span text:style-name="T3">“</text:span><text:span text:style-name="T4">Of course, he’s in, Hawk! Me and Yas are playing, too, aren’t we, dear?”</text:span></text:p>
      <text:p text:style-name="P31"><text:span text:style-name="T3">“</text:span><text:span text:style-name="T4">Merde,” mumbled Yasmine, being manhandled together with Demetri toward the game setup, but she did not sound really annoyed.</text:span></text:p>
      <text:p text:style-name="P18">The evening seemed to shape up pretty nicely for everyone, thanks to the powers of the Universe – and Moon.</text:p>
      <text:p text:style-name="P1"><text:soft-page-break/></text:p>
      <text:p text:style-name="P13">We Could Be Evil Together</text:p>
      <text:p text:style-name="P1"/>
      <text:p text:style-name="P17">“<text:span text:style-name="T1">We could be evil together, you know”, said Hawk, sprawled on the couch after dinner. “If you joined Cobra Kai with me.” </text:span></text:p>
      <text:p text:style-name="P17">“<text:span text:style-name="T1">Evil binary brothers, I like that.” Demetri moved the wood in the fireplace, raising sparkles.</text:span></text:p>
      <text:p text:style-name="P17">“<text:span text:style-name="T1">We could mess with Kreese’s cutouts!” said Hawk excitedly. “”</text:span></text:p>
      <text:p text:style-name="P17">“<text:span text:style-name="T1">We could hack into the school system,” said Demetri dreamily. “Or rob the gift shop at the LA Zoo, which would be more your vibe. But you did not really need me for that. You had your new cooler friends, didn't you?”</text:span></text:p>
      <text:p text:style-name="P15">Hawk lowered his gaze. </text:p>
      <text:p text:style-name="P17">“<text:span text:style-name="T1">It was not like that,” he mumbled, although it was. “I did ask you to join, multiple times!”</text:span></text:p>
      <text:p text:style-name="P17">“<text:span text:style-name="T1">Anyway,” Demetri waved his hand dismissively. “While everybody else is playing Twister, we could behead all those kitty snowmen they built earlier, maybe? Does that sound evil enough?”</text:span></text:p>
      <text:p text:style-name="P17">“<text:span text:style-name="T1">Let’s do it,” Hawk grinned, and started putting his boots on.</text:span></text:p>
      <text:p text:style-name="P1"/>
      <text:p text:style-name="P20">With the Little Help From Young Anthony</text:p>
      <text:p text:style-name="P1"/>
      <text:p text:style-name="P18">Now, about the most brilliant part of Moon’s plan. She was still under the impression from reading that Agathe Christie novel, where a party is secluded on a cute island. The setting was so cozy – except for the fact that all the people in the party were killed off one by one in the atmosphere of pure terror and crushing guilt. But otherwise!</text:p>
      <text:p text:style-name="P18">So, Moon surmised, if the peril was not mortal, or, even better, real, this could become and interesting bonding exercise! What if she were kidnapped by the evil mountain creature, and <text:soft-page-break/>Yasmine would have to come and save her. What if Hawk was trapped in the secret underground catacomb, and they would all need to work together to save him, and Demetri would do the honours, and . Adventure and romance! And also a little unsettling mystic atmosphere, that is never amiss, either.</text:p>
      <text:p text:style-name="P1"/>
      <text:p text:style-name="P18">That’s where Anthony Larusso was supposed to play a crucial role. Moon gave Anthony some very simple instructions. Create moderate chaos in their surroundings and put random people in the party in moderate peril. The key word was “moderate”! The plan was really foolproof.</text:p>
      <text:p text:style-name="P18">Moon praised herself for recognizing a fellow puppeteer spirit when she saw one, since Anthony set to his task with vigour.</text:p>
      <text:p text:style-name="P18">In the first three days he managed to introduce some satisfying amount of chaos in their humble chalet. When Anthony swapped salt and sugar, that was annoying – but no doubt mysterious and sowing the seeds of mystical wonder in the party!</text:p>
      <text:p text:style-name="P18">He also tried to lock Hawk in the bathroom once, since this was the closest approximation of being trapped in the catacomb that he could come up with.</text:p>
      <text:p text:style-name="P18">One of the evenings when everybody was playing drinking games, Moon and Anthony slipped outside to leave mysterious tracks in the snow, supposedly belonging to some terrifying out-worldly creature.</text:p>
      <text:p text:style-name="P18">The problem was, nobody really cared or noticed. Anthony cut the phone line, and Moon told everyone making appropriately big eyes when telling the story. Everyone just finished their breakfast and set off to ski.</text:p>
      <text:p text:style-name="P18">(and at some point, they were discovered and shouted at, and rolled eyes at, and since then, and forced to swear that this part of the plan had to be abandoned for good without reconsideration.)</text:p>
      <text:p text:style-name="P1"/>
      <text:p text:style-name="P14"><text:soft-page-break/>I won’t pretend that I understand much about how human feelings operate, but I’m pretty sure locking your love interest in or out of the toilet is not the successful way to go.</text:p>
      <text:p text:style-name="P1"/>
      <text:p text:style-name="P14">Please don’t lock anyone. Speaking of, don’t remove toiletries either. I’m definitely not looking forward to passing my love interest a towel or a toilet paper roll.</text:p>
      <text:p text:style-name="P1"/>
      <text:p text:style-name="P15">They would make snowmen. One with a mohawk made of sticks. They would be murdered then, one by one, and everyone would be so entertained, but also would start looking more for each other..</text:p>
      <text:p text:style-name="P1"/>
      <text:p text:style-name="P10">Moon Introduces the Way of a Raccoon.</text:p>
      <text:p text:style-name="P1"/>
      <text:p text:style-name="P24">Также у Мун групповые занятия для поднятия уровня дружбы. Драка на снежках, альтернатива ей - петь вместе с Мун под гитару песни про мир. Все сразу организованно идут строить снежные сооружения.</text:p>
      <text:p text:style-name="P1"/>
      <text:p text:style-name="P14">There had been a big snowfall the previous night, and the roads were still being cleared out. That worked perfectly with another group exercise Moon had planned for her friends.</text:p>
      <text:p text:style-name="P1"/>
      <text:p text:style-name="P16">“<text:span text:style-name="T1">Now, everyone, get under your blankets. Today we are doing the raccoon meditation,” She gathered everyone in the living-room, and made sure everybody had a fluffy blanket and a pillow.</text:span></text:p>
      <text:p text:style-name="P1"/>
      <text:p text:style-name="P16">“<text:span text:style-name="T1">There’s only one animal that does not take anyone else’s pooping, but poops from the treetop on everyone else instead,” she proceeded explaining in a soothing voice. “It’s a raccoon. It makes its move at night, and then does not give any fox and sleeps all day, all fluffy and cozy, on top of the tree. And, presumably, poops on everyone from above. Are you ready to learn the way of the raccoon, my friends?”</text:span></text:p>
      <text:p text:style-name="P1"/>
      <text:p text:style-name="P14">The friends were supposed to say “Yes, sensei!”, but that did not happen for some reason. Except that Hawk started whining how raccoons were dumb because they were feeding from the dumpsters.</text:p>
      <text:p text:style-name="P1"/>
      <text:p text:style-name="P22"><text:soft-page-break/><text:span text:style-name="T3">“</text:span><text:span text:style-name="T4">All right, everyone will be doing the raccoon meditation, except Hawk. And Hawk will follow - the way of a Nighthawk!”</text:span></text:p>
      <text:p text:style-name="P1"/>
      <text:p text:style-name="P19">Hawk looked pleased.</text:p>
      <text:p text:style-name="P1"/>
      <text:p text:style-name="P22"><text:span text:style-name="T3">“</text:span><text:span text:style-name="T4">That would be basically the same,” explained Moon sweetly. “Nighthawks are cute and round fluffy creatures, who sleep all day long, too, perched up on a tree. They have wings, like you do, and are so cute, and have such long eyelashes, just like our dear kitty Hawk.”</text:span></text:p>
      <text:p text:style-name="P1"/>
      <text:p text:style-name="P22"><text:span text:style-name="T3">“</text:span><text:span text:style-name="T4">Can you stop calling us kitties?” groaned Hawk.</text:span></text:p>
      <text:p text:style-name="P1"/>
      <text:p text:style-name="P23"><text:span text:style-name="T3">“</text:span><text:span text:style-name="T8">The next 30 minutes nobody shall give any fox to whatever happens in the out-of-blanket world. The first person to give a fox is downloading the dishwasher tonight. And, if I may attempt a karate term, be </text:span><text:span text:style-name="T9">quiet</text:span><text:span text:style-name="T8">.”</text:span></text:p>
      <text:p text:style-name="P1"/>
      <text:p text:style-name="P19">Moon smiled, and put on the sounds of the living nature.</text:p>
      <text:p text:style-name="P30">***</text:p>
      <text:p text:style-name="P24">Теперь - идемте сносить головы снеговикам. Или строить два массивных снежных форта! </text:p>
      <text:p text:style-name="P15">Кто не хочет, у меня есть альтернативное занятие - будем петь со мной песни про дружбу, я привезла гитару. </text:p>
      <text:p text:style-name="P15">Упс, снеговики все уже разрушены. Придется петь.</text:p>
      <text:p text:style-name="P15">Нет, кричат все, мы построим снежные форты и будем fight in the snow.</text:p>
      <text:p text:style-name="P15">И все пошли строить снежные форты.</text:p>
      <text:p text:style-name="P1"/>
      <text:p text:style-name="P29">Our Kitties Must Be Friends</text:p>
      <text:p text:style-name="P15"><text:soft-page-break/>So, it looked like Demetri and Hawk’s friendship was starting to bloom again, and that blossom was beautiful. But then, Moon surmised, there was an issue of Yasmine and Hawk, and took another drag off her joint.</text:p>
      <text:p text:style-name="P1"/>
      <text:p text:style-name="P15">There was some bad blood between her friend and her girlfriend, but nothing Moon’s genius could not fix. It was not nearly as bad as what had happened between Demetri and Hawk, and the two were having nothing but heart eyes for each other since day one, and Moon expected the boys to kiss any moment now.</text:p>
      <text:p text:style-name="P1"/>
      <text:p text:style-name="P17">”<text:span text:style-name="T1">So, I’m thinking what we should do so that our sweethearts would not hate each other anymore,” said Moon to Demetri, while they were making salads on their kitchen duty.</text:span></text:p>
      <text:p text:style-name="P1"/>
      <text:p text:style-name="P15">Demetri promptly dropped the box of tomatoes to the floor.</text:p>
      <text:p text:style-name="P1"/>
      <text:p text:style-name="P17">“<text:span text:style-name="T1">Should we get them to spar together? Hawk could teach Yas some sweet moves, ”</text:span></text:p>
      <text:p text:style-name="P1"/>
      <text:p text:style-name="P17">“<text:span text:style-name="T1">Are you mad? Nobody in their right mind should not spar with Hawk. Especially is there’s any complicated personal history involved. But there’s another thing they can do together.”</text:span></text:p>
      <text:p text:style-name="P1"/>
      <text:p text:style-name="P15">So, they sent Hawk and Yasmine racing through the craziest ski trails (‘les pistes’, as Yasmine was referring to them). They both proved to be equal beasts on the slope, and surprisingly found a perfect company in each other.</text:p>
      <text:p text:style-name="P17">“<text:span text:style-name="T1">Aw, look at them go!” Moon pointed to Demetri to two colorful dots, dashing downhill at a frightening speed. “They are bonding! And I bet you a strawberry smoothie, that by the end of this exercise our mean kitties will be much more relaxed and mellow.” Moon clapped her hands. “They’ll become sweet and cuddly, and we’ll be feeding them cocoa, and cuddling them all night!”</text:span></text:p>
      <text:p text:style-name="P1"/>
      <text:p text:style-name="P17"><text:soft-page-break/>“<text:span text:style-name="T1">They are having too much fun showing off to each other, though, don’t you think?” said Demetri, watching two racing figures melancholically.</text:span></text:p>
      <text:p text:style-name="P17">“<text:span text:style-name="T1">It’s a good thing, silly,” Moon explained. “There is no such thing as too much love. And the amount of love in the universe is not constant, if they become friends, nobody is being robbed.”</text:span></text:p>
      <text:p text:style-name="P1"/>
      <text:p text:style-name="P15">***</text:p>
      <text:p text:style-name="P17">“<text:span text:style-name="T1">I’m a bit sick of putting on all these layers every morning,” whined Hawk, adjusting his goggles and ear puffs at the ski lift.</text:span></text:p>
      <text:p text:style-name="P17">“<text:span text:style-name="T1">I know you wish you could go shirtless, Hawk. </text:span><text:span text:style-name="T2">We all </text:span><text:span text:style-name="T1">wish </text:span><text:span text:style-name="T2">you could</text:span><text:span text:style-name="T1">.” Moon smiled at him sweetly.</text:span></text:p>
      <text:p text:style-name="P17">“<text:span text:style-name="T1">What about me?” asked Yasmine in a rather annoyed voice. “Would not you rather wish me to be shirtless?”</text:span></text:p>
      <text:p text:style-name="P17">“<text:span text:style-name="T1">Of course I would not, babe!” Moon made very big eyes. “It’s too cold out here, and not at all safe without the cold and wind protection. I’d rather have you shirtless somewhere indoors.”</text:span></text:p>
      <text:p text:style-name="P17"> </text:p>
      <text:p text:style-name="P1"><text:line-break/></text:p>
      <text:p text:style-name="P10">Moderate Mortal Peril</text:p>
      <text:p text:style-name="P1"/>
      <text:p text:style-name="P24">Хохо! Вот тут-то может случиться фигня? Типа чот их долго нет. Мун и Д идут искать своих kitties from hell. Это ты их туда отправил, жалуется Мун, а так подрались бы под нашим присмотром и всё. Ага, Э поломал бы Ясмин ребра, а я бы был виноват. Блин, надо было чтоб они тоже с нами в снежки играли, как мы не догадались?</text:p>
      <text:p text:style-name="P1"/>
      <text:p text:style-name="P24">D is sick with worry. My Mom had a skiing accident once, and we never went after that. It was so scary. And she even did not race as crazy as these two have been all day! Зато он знает как транспортировать an injured person from the slope. He investigated all that back when his mom was injured. He also investigated types of injuries one could get, and a mortality rate - so D is VERY worried.</text:p>
      <text:p text:style-name="P28"><text:soft-page-break/>Demetri contacted the rescue team right away, and off they went to the copse where they last saw their crazy friends.</text:p>
      <text:p text:style-name="P28">We never came to ski after that, and she’d never been quite the same, to be honest. I mean, she could not do her favourite extreme sports anymore, or race on skis like crazy. Eli loves racing like crazy! He loves jumping off the roofs and all that stuff, that’s what finally makes him happy! </text:p>
      <text:p text:style-name="P24">Идут по заснеженному лесу по лыжному следу, ищут. А вдруг мы не найдем? Ну вот же их лыжня. И потом, я надеюсь что услышу ястребиный screech when we get close enough, I always do. </text:p>
      <text:p text:style-name="P27">Увидели шапочку Ям на дереве — типа знак, что они недалеко.</text:p>
      <text:p text:style-name="P24">Hawk has a sprained ankle, and their phones died in the cold.</text:p>
      <text:p text:style-name="P4">“<text:span text:style-name="T21">Well, at least you did not break any bones this time around,</text:span>” <text:span text:style-name="T21">said Demetri to lighten the mood. By the haunted (complicated?) expression Eli immediately </text:span><text:span text:style-name="T16">приобрел, </text:span><text:span text:style-name="T20">that was not the right thing to say for the purpose. “What, too soon?”</text:span></text:p>
      <text:p text:style-name="P4"><text:line-break/></text:p>
      <text:p text:style-name="P14">Also, Demetri and Hawk now realized they were in love, and were utterly adorable together. And she, at last, got Yasmine for herself, and it was, well, beyond amazing.</text:p>
      <text:p text:style-name="P1"/>
      <text:p text:style-name="P14">***</text:p>
      <text:p text:style-name="P14">---</text:p>
      <text:p text:style-name="P1"/>
      <text:p text:style-name="P14">-</text:p>
      <text:p text:style-name="P1"/>
      <text:p text:style-name="P14">Moon was walking (Не придумала еще куда, короче minding her own business), and dejected Demetri was following in her tracks and ranting in the most boring voice possible, poor heart.</text:p>
      <text:p text:style-name="P1"/>
      <text:p text:style-name="P16">“<text:span text:style-name="T1">Why would on earth Eli like me?”</text:span></text:p>
      <text:p text:style-name="P16"><text:soft-page-break/>“<text:span text:style-name="T1">So, statistically speaking, I should be more worried about whether Eli likes guys, too. But in his case, I think it’s safe to say he does, right? Quite a lot, and even I can tell that. He’s always raving about Miguel, and started getting those posters of badass men, as he puts it… Most of them are, in fact, shirtless. All in all, I don’t really seem his type, don’t you think?</text:span></text:p>
      <text:p text:style-name="P1"/>
      <text:p text:style-name="P12">We Are Gonna Be Friends</text:p>
      <text:p text:style-name="P1"/>
      <text:p text:style-name="P5"><text:span text:style-name="T11">Are you sure you are not saying this because you’re high on painkillers?” Asked Demetri, completely dazed.</text:span></text:p>
      <text:p text:style-name="P5"><text:span text:style-name="T11">“No,” Eli smiled like sunshine. “They actually gave me two pills of Advil, and that was it.”</text:span></text:p>
      <text:p text:style-name="P5">***</text:p>
      <text:p text:style-name="P5"><text:span text:style-name="T11">After that night everything was fluffy and perfect, just as Moon initially planned. Nobody was locking the toilets or cutting the phone lines, and no foreboding of the murder mystery was </text:span><text:span text:style-name="T15">оживляло </text:span><text:span text:style-name="T19">their holidays, </text:span><text:span text:style-name="T11">but it was cute all the same! Everyone was having fun skiing and fooling around (?) in the chalet, and Hawk was recovering <text:s/>in the company of his cute boyfriend. In fact, he became very proficient in hopping on one foot, and even somehow managed to play twister with them, once. After that, all other interested parties said a hard no to allowing him that in the future. Hawk had to </text:span><text:span text:style-name="T14">удовольствоваться </text:span><text:span text:style-name="T18">just throwing popcorn at them from the couch, aiming for the extremity last called.</text:span></text:p>
      <text:p text:style-name="P6"><text:span text:style-name="T18">M</text:span><text:span text:style-name="T17">oon was sure all her friends were coming back well-rested and happier people. Most of her friends still had that tournament thing looming, that their teachers had dragged them into. But Moon was sure she would come up with something to help that, too. Her genius, universe’s grace and her mom’s weed was a combo that never dissappointed after all – and Moon did not doubt any of them.</text:span></text:p>
      <text:p text:style-name="P5"><text:span text:style-name="T18"/></text:p>
      <text:p text:style-name="P5"><text:span text:style-name="T18"/></text:p>
      <text:p text:style-name="P5"/>
      <text:p text:style-name="P5"/>
      <text:p text:style-name="P5"/>
      <text:p text:style-name="P5"><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17:10:21.823000000</meta:creation-date>
    <dc:date>2021-12-22T17:29:53.897000000</dc:date>
    <meta:editing-duration>PT20H31M12S</meta:editing-duration>
    <meta:editing-cycles>2</meta:editing-cycles>
    <meta:generator>LibreOffice/6.0.6.2$Windows_X86_64 LibreOffice_project/0c292870b25a325b5ed35f6b45599d2ea4458e77</meta:generator>
    <meta:document-statistic meta:table-count="0" meta:image-count="0" meta:object-count="0" meta:page-count="16" meta:paragraph-count="165" meta:word-count="4493" meta:character-count="25137" meta:non-whitespace-character-count="20773"/>
  </office:meta>
</office:document-meta>
</file>